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6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073cm" svg:height="18.051cm" svg:x="2.927cm" svg:y="2.189cm">
          <draw:text-box>
            <text:p>第十六章： 整式的乘法</text:p>
            <text:p/>
            <text:p/>
            <text:p>1. 幂的运算</text:p>
            <text:p/>
            <text:p><text:tab/>同底数幂相乘，底数不变，指数相加。</text:p>
            <text:p/>
            <text:p><text:tab/><text:tab/>a^n ✖ a^m = a^(n+m)</text:p>
            <text:p/>
            <text:p><text:tab/>幂的乘方，底数不变，指数相乘。</text:p>
            <text:p/>
            <text:p><text:tab/><text:tab/>a^m^n = a^(m+n)</text:p>
            <text:p/>
            <text:p><text:tab/>积的乘方，等于把积的每一个因式分别乘方，再把所得的幂相乘。</text:p>
            <text:p/>
            <text:p><text:tab/><text:tab/>(ab)^n = a^n ✖ b^n</text:p>
            <text:p/>
            <text:p>2. 整式的乘法</text:p>
            <text:p/>
            <text:p><text:tab/>单项式与单项式相乘，把它们的系数、同底数幂分别相乘作为积的因式，对于只在一个单项式里含有的字母，则连同它的指数作为积的一个因式。<text:tab/></text:p>
            <text:p/>
            <text:p><text:tab/>单项式与多项式相乘，就是用单项式去乘多项式的每一项，再把所得的积相加。</text:p>
            <text:p><text:span text:style-name="T1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4cm" svg:height="13.067cm" svg:x="2cm" svg:y="3.037cm">
          <draw:text-box>
            <text:p><text:tab/>多项式与多项式相乘，先用一个多项式的每一项乘另一个多项式的每一项，再把所得的积相加。</text:p>
            <text:p/>
            <text:p><text:tab/>同底数相除，底数不变，指数相减。</text:p>
            <text:p/>
            <text:p><text:tab/>任何不等于0的数的0次幂都等于1。</text:p>
            <text:p/>
            <text:p><text:tab/>单项式相除，把系数与同底数幂分别相除作为商的因式，对于只在被除数里含有的字母，则连同它的指数作为商的一个因式。</text:p>
            <text:p/>
            <text:p><text:tab/>多项式除以单项式，先把多项式的每一项除以这个单项式，再把所得的商相加。</text:p>
            <text:p/>
            <text:p>3. 乘法公式</text:p>
            <text:p/>
            <text:p><text:tab/>平方差公式： (a + b)(a – b) = a² – b²</text:p>
            <text:p/>
            <text:p><text:tab/>完全平方公式：(a + b)² = a² + 2ab + b² , (a – b)² = a² -2ab + b²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9M1S</meta:editing-duration>
    <meta:editing-cycles>68</meta:editing-cycles>
    <meta:generator>OpenOffice/4.1.15$Win32 OpenOffice.org_project/4115m2$Build-9813</meta:generator>
    <dc:date>2025-11-18T18:18:28.05</dc:date>
    <meta:document-statistic meta:object-count="27"/>
  </office:meta>
</office:document-meta>
</file>